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5.429cm"/>
    </style:style>
    <style:style style:name="co6" style:family="table-column">
      <style:table-column-properties fo:break-before="auto" style:column-width="4.165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3.662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0" table:number-columns-repeated="16371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Threat Scenario</text:p>
          </table:table-cell>
          <table:table-cell table:style-name="ce2" office:value-type="string" calcext:value-type="string">
            <text:p>MITR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tect</text:p>
          </table:table-cell>
          <table:table-cell table:style-name="ce2" office:value-type="string" calcext:value-type="string">
            <text:p>Protect</text:p>
          </table:table-cell>
          <table:table-cell table:style-name="ce2" office:value-type="string" calcext:value-type="string">
            <text:p>Respond</text:p>
          </table:table-cell>
          <table:table-cell table:style-name="ce2" office:value-type="string" calcext:value-type="string">
            <text:p>Tooling – Detect</text:p>
          </table:table-cell>
          <table:table-cell table:style-name="ce2" office:value-type="string" calcext:value-type="string">
            <text:p>Tooling – Protect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Protection Score</text:p>
          </table:table-cell>
          <table:table-cell table:style-name="ce2" office:value-type="string" calcext:value-type="string">
            <text:p>Detection Score</text:p>
          </table:table-cell>
          <table:table-cell table:style-name="ce2" office:value-type="string" calcext:value-type="string">
            <text:p>Further actions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 attacker shuts down the Chemical plant by writing values using modbus directly to the PLC</text:p>
          </table:table-cell>
          <table:table-cell office:value-type="string" calcext:value-type="string">
            <text:p>T0836 – Modify Parameter</text:p>
          </table:table-cell>
          <table:table-cell office:value-type="string" calcext:value-type="string">
            <text:p>An attacker may gain network access to the PLC, and use this access to flip a bit in coil 40 to shutdown the plant</text:p>
          </table:table-cell>
          <table:table-cell office:value-type="string" calcext:value-type="string">
            <text:p>Passive - Network Intrusion Detection System. SPAN traffic from the network switch and run it through a NIDS. Alert whenever an unauthorized host writes to the PLC. </text:p>
            <text:p/>
            <text:p>Active –  Place an active sensor in the same purdue layer, and actively poll the PLC for the concerned bit. If the bit changes, raise an alert to the SOC team.</text:p>
          </table:table-cell>
          <table:table-cell office:value-type="string" calcext:value-type="string">
            <text:p>Firewalling / Whitelist based network hardening</text:p>
          </table:table-cell>
          <table:table-cell office:value-type="string" calcext:value-type="string">
            <text:p>Investigate the incident and discern the root cause. Mitigate and neutralise the threat. Start up the plant using the startup procedure defined in SOP</text:p>
          </table:table-cell>
          <table:table-cell office:value-type="string" calcext:value-type="string">
            <text:p>Suricata is the NIDS in use. Use the suricata config file to create a variable holding the IP addresses of authorized hosts to communicate with the PLC over modbus. Write a rule to throw an alert when any host outside this range connects to the PLC over the modbus port</text:p>
          </table:table-cell>
          <table:table-cell office:value-type="string" calcext:value-type="string">
            <text:p>Pfsense – Firewall. Enable firewall rules to explicitly allow only authorized hosts to communicate with the PLC. Drop all other traffic.</text:p>
          </table:table-cell>
          <table:table-cell table:style-name="ce2" office:value-type="string" calcext:value-type="string">
            <text:p>Detect – Yes</text:p>
            <text:p>Protect – 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 the network communication diagram to discern the hosts talking to the PLC. Setup the firewall rules in non-blocking state</text:p>
          </table:table-cell>
          <table:table-cell table:number-columns-repeated="1637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UDRA Legal</meta:initial-creator>
    <meta:creation-date>2024-09-02T14:07:42.340254455</meta:creation-date>
    <dc:date>2024-09-02T19:46:39.689195995</dc:date>
    <dc:creator>RUDRA Legal</dc:creator>
    <meta:editing-duration>PT5H38M55S</meta:editing-duration>
    <meta:editing-cycles>6</meta:editing-cycles>
    <meta:generator>LibreOffice/7.4.7.2$Linux_X86_64 LibreOffice_project/40$Build-2</meta:generator>
    <meta:document-statistic meta:table-count="1" meta:cell-count="28" meta:object-count="0"/>
  </office:meta>
</office:document-meta>
</file>